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307b" officeooo:paragraph-rsid="0010307b"/>
    </style:style>
    <style:style style:name="P2" style:family="paragraph" style:parent-style-name="Standard">
      <style:text-properties officeooo:rsid="0010efb6" officeooo:paragraph-rsid="0010efb6"/>
    </style:style>
    <style:style style:name="P3" style:family="paragraph" style:parent-style-name="Standard">
      <style:text-properties officeooo:rsid="0012d8d5" officeooo:paragraph-rsid="0012d8d5"/>
    </style:style>
    <style:style style:name="P4" style:family="paragraph" style:parent-style-name="Standard">
      <style:text-properties officeooo:rsid="0012f102" officeooo:paragraph-rsid="0012f102"/>
    </style:style>
    <style:style style:name="T1" style:family="text">
      <style:text-properties officeooo:rsid="0012f1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el sur ce qu’il s’est passé avant</text:p>
      <text:p text:style-name="P1"/>
      <text:p text:style-name="P1">définition de l’institutionnalitsation par Cécile Allard</text:p>
      <text:p text:style-name="P1"/>
      <text:p text:style-name="P1">avantages et inconvénients des types de trace écrites</text:p>
      <text:p text:style-name="P1"/>
      <text:p text:style-name="P1">utilisation du cahier de leçon par les élèves</text:p>
      <text:p text:style-name="P1"/>
      <text:p text:style-name="P2">critères pour construire une bonne trace écrite : les 6C (Consultable ; construite ; cohérente ; citoyenne ; compréhnsible ; claire)</text:p>
      <text:p text:style-name="P2"/>
      <text:p text:style-name="P3">Vidéo : Simplex DJ Pythagore</text:p>
      <text:p text:style-name="P3">Rapémathiques : </text:p>
      <text:p text:style-name="P3"/>
      <text:p text:style-name="P3">Activité : Institutionnalisons</text:p>
      <text:p text:style-name="P3"/>
      <text:p text:style-name="P3">► Pour le niveau 4ème, lors de la séquence sur le théorème de Thalès après celle sur la séquence sur Pythagore.</text:p>
      <text:p text:style-name="P3">► Quelle organisation ?</text:p>
      <text:p text:style-name="P3">► Quelles modalités de mise en œuvre ? Avec la calculatrice dans tous les cas. Travail de groupe avec une première recherche en individuelle de quelques minutes. // En évaluation en question bonus pour les élèves plus rapides.</text:p>
      <text:p text:style-name="P4">Coups de pouce : patrons.</text:p>
      <text:p text:style-name="P4">Prévoir des temps de mise en commun en classe.</text:p>
      <text:p text:style-name="P3">► Qu’attendez-vous ? <text:span text:style-name="T1">Bcp de blocages ; qu’ils ne finissent pas en une séance.</text:span></text:p>
      <text:p text:style-name="P4">► A quel moment reprenez-vous la classe en main ? Pour dire quoi et pour quoi foire ? Patrons ;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2T20:01:52.029000000</dc:date>
    <meta:editing-duration>PT5H51M43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5" meta:word-count="171" meta:character-count="1001" meta:non-whitespace-character-count="843"/>
  </office:meta>
</office:document-meta>
</file>